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pypi-vs-test-pypi"/>PyPi vs. Test PyPi</text:h>
      <text:p text:style-name="Text_20_body">Note that <text:a xlink:type="simple" xlink:href="https://pypi.org/" office:target-frame-name="_blank" xlink:show="new" text:style-name="Internet_20_link" text:visited-style-name="Visited_20_Internet_20_Link">pypi.org</text:a> and <text:a xlink:type="simple" xlink:href="https://test.pypi.org/" office:target-frame-name="_blank" xlink:show="new" text:style-name="Internet_20_link" text:visited-style-name="Visited_20_Internet_20_Link">test.pypy.org</text:a> are two different websites. You'll need to register separately at each website. If you only register at <text:a xlink:type="simple" xlink:href="https://pypi.org/" office:target-frame-name="_blank" xlink:show="new" text:style-name="Internet_20_link" text:visited-style-name="Visited_20_Internet_20_Link">pypi.org</text:a>, you will not be able to upload to the <text:a xlink:type="simple" xlink:href="https://test.pypi.org/" office:target-frame-name="_blank" xlink:show="new" text:style-name="Internet_20_link" text:visited-style-name="Visited_20_Internet_20_Link">test.pypy.org</text:a> repository.</text:p>
      <text:p text:style-name="Text_20_body">Also, remember that your package name must be unique. If you use a package name that is already taken, you will get an error when trying to upload the package.</text:p>
      <text:h text:style-name="Heading_20_1" text:outline-level="1"><text:bookmark text:name="summary-of-the-terminal-commands-used-in-the-video"/>Summary of the Terminal Commands Used in the Video</text:h>
      <text:p text:style-name="Preformatted_20_Text"><text:span text:style-name="Source_20_Text">cd binomial_package_files</text:span></text:p>
      <text:p text:style-name="Preformatted_20_Text"><text:span text:style-name="Source_20_Text">python setup.py sdist</text:span></text:p>
      <text:p text:style-name="Preformatted_20_Text"><text:span text:style-name="Source_20_Text">pip install twine</text:span></text:p>
      <text:p text:style-name="Preformatted_20_Text"/>
      <text:p text:style-name="Preformatted_20_Text"><text:span text:style-name="Source_20_Text"># commands to upload to the pypi test repository</text:span></text:p>
      <text:p text:style-name="Preformatted_20_Text"><text:span text:style-name="Source_20_Text">twine upload --repository-url https://test.pypi.org/legacy/ dist/*</text:span></text:p>
      <text:p text:style-name="Preformatted_20_Text"><text:span text:style-name="Source_20_Text">pip install --index-url https://test.pypi.org/simple/ dsnd-probability</text:span></text:p>
      <text:p text:style-name="Preformatted_20_Text"/>
      <text:p text:style-name="Preformatted_20_Text"><text:span text:style-name="Source_20_Text"># command to upload to the pypi repository</text:span></text:p>
      <text:p text:style-name="Preformatted_20_Text"><text:span text:style-name="Source_20_Text">twine upload dist/*</text:span></text:p>
      <text:p text:style-name="P1"><text:span text:style-name="Source_20_Text">pip install dsnd-probability</text:span></text:p>
      <text:h text:style-name="Heading_20_1" text:outline-level="1"><text:bookmark text:name="more-pypi-resources"/>More PyPi Resources</text:h>
      <text:h text:style-name="Heading_20_5" text:outline-level="5"><text:bookmark text:name="tutorial-on-distributing-packages"/>Tutorial on distributing packages</text:h>
      <text:p text:style-name="Text_20_body">This link has a good tutorial on distributing Python packages including more configuration options for your setup.py file: <text:a xlink:type="simple" xlink:href="https://packaging.python.org/tutorials/distributing-packages/" office:target-frame-name="_blank" xlink:show="new" text:style-name="Internet_20_link" text:visited-style-name="Visited_20_Internet_20_Link">tutorial on distributing packages</text:a>. You'll notice that the python command to run the setup.py is slightly different with </text:p>
      <text:p text:style-name="P1"><text:span text:style-name="Source_20_Text">python3 setup.py sdist bdist_wheel</text:span></text:p>
      <text:p text:style-name="Text_20_body">This command will still output a folder called <text:span text:style-name="Source_20_Text">dist</text:span>. The difference is that you will get both a .tar.gz file and a .whl file. The .tar.gz file is called a <text:span text:style-name="Emphasis">source archive</text:span> whereas the .whl file is a <text:span text:style-name="Emphasis">built distribution</text:span>. The .whl file is a newer type of installation file for Python packages. When you pip install a package, pip will first look for a whl file (wheel file) and if there isn't one, will then look for the tar.gz file. </text:p>
      <text:p text:style-name="Text_20_body">A tar.gz file, ie an sdist, contains the files needed to <text:a xlink:type="simple" xlink:href="https://en.wikipedia.org/wiki/Compiler" office:target-frame-name="_blank" xlink:show="new" text:style-name="Internet_20_link" text:visited-style-name="Visited_20_Internet_20_Link">compile</text:a> and install a Python package. A whl file, ie a <text:span text:style-name="Emphasis">built distribution</text:span>, only needs to be copied to the proper place for installation. Behind the scenes, pip installing a whl file has fewer steps than a tar.gz file.</text:p>
      <text:p text:style-name="Text_20_body">Other than this command, the rest of the steps for uploading to PyPi are the same.</text:p>
      <text:h text:style-name="Heading_20_5" text:outline-level="5"><text:bookmark text:name="other-links"/>Other Links</text:h>
      <text:p text:style-name="Text_20_body">If you'd like to learn more about PyPi, here are a couple of resources:</text:p>
      <text:list xml:id="list4275611146651234196" text:style-name="L1">
        <text:list-item>
          <text:p text:style-name="P3"><text:a xlink:type="simple" xlink:href="https://docs.python.org/3/distutils/packageindex.html" office:target-frame-name="_blank" xlink:show="new" text:style-name="Internet_20_link" text:visited-style-name="Visited_20_Internet_20_Link">Overview of PyPi</text:a> </text:p>
        </text:list-item>
        <text:list-item>
          <text:p text:style-name="P2"><text:a xlink:type="simple" xlink:href="https://opensource.org/licenses/MIT" office:target-frame-name="_blank" xlink:show="new" text:style-name="Internet_20_link" text:visited-style-name="Visited_20_Internet_20_Link">MIT License</text:a> </text:p>
        </text:list-item>
      </text:list>
      <text:p text:style-name="Standard"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9T14:15:37</meta:creation-date>
    <dc:date>2018-10-19T14:16:31</dc:date>
    <meta:editing-duration>PT54S</meta:editing-duration>
    <meta:editing-cycles>2</meta:editing-cycles>
    <meta:generator>OpenOffice/4.1.4$Unix OpenOffice.org_project/414m5$Build-9788</meta:generator>
    <meta:document-statistic meta:table-count="0" meta:image-count="0" meta:object-count="0" meta:page-count="1" meta:paragraph-count="25" meta:word-count="338" meta:character-count="2005"/>
  </office:meta>
</office:document-meta>
</file>